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05eae" officeooo:paragraph-rsid="000b518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05eae" officeooo:paragraph-rsid="000b518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5eae" officeooo:paragraph-rsid="000b518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b518f"/>
    </style:style>
    <style:style style:name="P5" style:family="paragraph" style:parent-style-name="Стиль_20_Стиль_20_отступа_20_с_20_нумерацией_20__2b__20_Слева_3a__20__20_063_20_см">
      <style:paragraph-properties fo:text-align="justify" style:justify-single-word="false"/>
      <style:text-properties fo:font-size="14pt" fo:font-weight="normal" officeooo:rsid="00005eae" officeooo:paragraph-rsid="000b518f" style:font-size-asian="12.25pt" style:font-weight-asian="normal" style:font-size-complex="14pt" style:font-weight-complex="normal"/>
    </style:style>
    <style:style style:name="P6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05eae" officeooo:paragraph-rsid="000b518f" style:font-size-asian="12.25pt" style:font-weight-asian="bold" style:font-size-complex="14pt" style:font-weight-complex="bold"/>
    </style:style>
    <style:style style:name="P7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b518f" officeooo:paragraph-rsid="000b518f" style:font-size-asian="12.25pt" style:font-weight-asian="bold" style:font-size-complex="14pt" style:font-weight-complex="bold"/>
    </style:style>
    <style:style style:name="P8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005eae" officeooo:paragraph-rsid="000b518f" style:font-size-asian="12.25pt" style:font-weight-asian="bold" style:font-size-complex="14pt" style:font-weight-complex="bold"/>
    </style:style>
    <style:style style:name="P9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0b518f" officeooo:paragraph-rsid="000b518f" style:font-size-asian="12.25pt" style:font-weight-asian="normal" style:font-size-complex="14pt" style:font-weight-complex="normal"/>
    </style:style>
    <style:style style:name="P10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005eae" officeooo:paragraph-rsid="000b518f" style:font-size-asian="12.25pt" style:font-weight-asian="normal" style:font-size-complex="14pt" style:font-weight-complex="normal"/>
    </style:style>
    <style:style style:name="P11" style:family="paragraph" style:parent-style-name="Стиль_20_Стиль_20_отступа_20_с_20_нумерацией_20__2b__20_Слева_3a__20__20_063_20_см">
      <style:paragraph-properties fo:margin-left="0cm" fo:margin-right="0cm" fo:text-align="justify" style:justify-single-word="false" fo:text-indent="0cm" style:auto-text-indent="false"/>
      <style:text-properties style:font-name="Monospace" fo:font-size="10pt" fo:font-weight="normal" officeooo:rsid="000b518f" officeooo:paragraph-rsid="000b518f" style:font-size-asian="10pt" style:font-weight-asian="normal" style:font-size-complex="10pt" style:font-weight-complex="normal"/>
    </style:style>
    <style:style style:name="T1" style:family="text">
      <style:text-properties fo:language="ru" fo:country="RU" fo:font-weight="normal" style:language-asian="ar" style:country-asian="SA" style:font-weight-asian="normal"/>
    </style:style>
    <style:style style:name="T2" style:family="text">
      <style:text-properties fo:language="ru" fo:country="RU" fo:font-weight="normal" style:language-asian="ar" style:country-asian="SA" style:font-weight-asian="normal" style:font-weight-complex="bold"/>
    </style:style>
    <style:style style:name="T3" style:family="text">
      <style:text-properties fo:language="ru" fo:country="RU" fo:font-weight="normal" officeooo:rsid="000b518f" style:language-asian="ar" style:country-asian="SA" style:font-weight-asian="normal" style:font-weight-complex="bold"/>
    </style:style>
    <style:style style:name="T4" style:family="text">
      <style:text-properties fo:language="ru" fo:country="RU" fo:font-weight="normal" style:font-weight-asian="normal"/>
    </style:style>
    <style:style style:name="T5" style:family="text">
      <style:text-properties fo:language="ru" fo:country="RU" fo:font-weight="normal" officeooo:rsid="000b518f" style:font-weight-asian="normal"/>
    </style:style>
    <style:style style:name="T6" style:family="text">
      <style:text-properties fo:language="ru" fo:country="RU" fo:font-weight="bold" style:language-asian="ar" style:country-asian="SA" style:font-weight-asian="bold" style:font-weight-complex="bold"/>
    </style:style>
    <style:style style:name="T7" style:family="text">
      <style:text-properties fo:language="ru" fo:country="RU" style:font-size-complex="14pt"/>
    </style:style>
    <style:style style:name="T8" style:family="text">
      <style:text-properties fo:language="ru" fo:country="RU" style:language-asian="ar" style:country-asian="SA"/>
    </style:style>
    <style:style style:name="T9" style:family="text">
      <style:text-properties fo:language="ru" fo:country="RU" officeooo:rsid="000b518f" style:language-asian="ar" style:country-asian="SA"/>
    </style:style>
    <style:style style:name="T10" style:family="text">
      <style:text-properties fo:language="uk" fo:country="UA"/>
    </style:style>
    <style:style style:name="T11" style:family="text">
      <style:text-properties fo:language="uk" fo:country="UA" fo:font-weight="bold" style:font-weight-asian="bold" style:font-weight-complex="bold"/>
    </style:style>
    <style:style style:name="T12" style:family="text">
      <style:text-properties officeooo:rsid="000b518f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style:font-name="Liberation Serif" fo:language="ru" fo:country="RU" officeooo:rsid="00005eae" style:language-asian="ar" style:country-asian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5</text:span> ЛАБОРАТОРНА РОБОТА №<text:span text:style-name="T12">5</text:span></text:p>
      <text:p text:style-name="P3">ДОСЛIДЖЕННЯ РОБОТИ З <text:span text:style-name="T12">ДАТАГРАМНИМИ</text:span> СОКЕТАМИ У РЕЖИМI ОПИТУ</text:p>
      <text:p text:style-name="P2"/>
      <text:p text:style-name="P1"><text:span text:style-name="T10"><text:tab/></text:span><text:span text:style-name="T11">Мета роботи:</text:span><text:span text:style-name="T10"> </text:span><text:span text:style-name="T4">вивчити роботу з </text:span><text:span text:style-name="T5">датаграмними</text:span><text:span text:style-name="T4"> сокетами в режимі опиту</text:span><text:span text:style-name="T1">. Створити сервер котрий буде відповідати на запити клієнтів.</text:span></text:p>
      <text:p text:style-name="P1"/>
      <text:p text:style-name="P1"><text:span text:style-name="T2"><text:tab/></text:span><text:span text:style-name="T3">5</text:span><text:span text:style-name="T6">.1 Завдання на лабораторну роботу</text:span></text:p>
      <text:p text:style-name="P1"/>
      <text:p text:style-name="P4"><text:span text:style-name="T13"><text:tab/>Написати клієнт-серверний застосунок, <text:s/>котрий буде працювати з датаграмними сокетами.</text:span><text:span text:style-name="T7"> </text:span></text:p>
      <text:p text:style-name="P5"><text:span text:style-name="T8">Для студентів котрі хочуть отримати відмінну оцінку: клієнт повинен надіслати число від 1 до 10, а у відповідь від сервера отримати стільки повідомлень, скільки було вказано клієнтом</text:span><text:span text:style-name="T9">.</text:span></text:p>
      <text:p text:style-name="P5"/>
      <text:p text:style-name="P6"><text:span text:style-name="T9"><text:tab/>5</text:span><text:span text:style-name="T8">.2 Текст програми клiенту</text:span></text:p>
      <text:p text:style-name="P6"/>
      <text:p text:style-name="P11">#include &lt;sys/types.h&gt;</text:p>
      <text:p text:style-name="P11">#include &lt;sys/socket.h&gt;</text:p>
      <text:p text:style-name="P11">#include &lt;arpa/inet.h&gt;</text:p>
      <text:p text:style-name="P11">#include &lt;stdlib.h&gt;</text:p>
      <text:p text:style-name="P11">#include &lt;stdio.h&gt;</text:p>
      <text:p text:style-name="P11">#include &lt;unistd.h&gt;</text:p>
      <text:p text:style-name="P11"></text:p>
      <text:p text:style-name="P11">#define SERVER_PORT 4242</text:p>
      <text:p text:style-name="P11">#define REPLY_SIZE 10</text:p>
      <text:p text:style-name="P11"></text:p>
      <text:p text:style-name="P11">int main(int argc, char const *argv[])</text:p>
      <text:p text:style-name="P11">{</text:p>
      <text:p text:style-name="P11"><text:s text:c="4"/>int sockfd = socket(AF_INET, SOCK_DGRAM, 0);</text:p>
      <text:p text:style-name="P11"><text:s text:c="4"/>struct sockaddr_in si;</text:p>
      <text:p text:style-name="P11"><text:s text:c="4"/>si.sin_family = AF_INET;</text:p>
      <text:p text:style-name="P11"><text:s text:c="4"/>si.sin_port = htons(CLIENT_PORT);</text:p>
      <text:p text:style-name="P11"><text:s text:c="4"/>si.sin_addr.s_addr = htonl(INADDR_LOOPBACK);</text:p>
      <text:p text:style-name="P11"><text:s text:c="4"/>si.sin_port = htons(SERVER_PORT);</text:p>
      <text:p text:style-name="P11"><text:s text:c="4"/>while (1) {</text:p>
      <text:p text:style-name="P11"></text:p>
      <text:p text:style-name="P11"><text:s text:c="8"/>sleep(1);</text:p>
      <text:p text:style-name="P11"></text:p>
      <text:p text:style-name="P11"><text:s text:c="8"/>int num = rand() % 10;</text:p>
      <text:p text:style-name="P11"><text:s text:c="8"/>printf("random number is %d\n", num);</text:p>
      <text:p text:style-name="P11"></text:p>
      <text:p text:style-name="P11"><text:s text:c="8"/>int net_num = htonl(num);</text:p>
      <text:p text:style-name="P11"><text:s text:c="8"/>ssize_t res = sendto(sockfd, (char*)&amp;num, sizeof(num), 0, (struct sockaddr*)&amp;si, sizeof(si));</text:p>
      <text:p text:style-name="P11"><text:s text:c="8"/>if (res != sizeof(num)) {</text:p>
      <text:p text:style-name="P11"><text:s text:c="12"/>perror("failed to send");</text:p>
      <text:p text:style-name="P11"><text:s text:c="12"/>exit(1);</text:p>
      <text:p text:style-name="P11"><text:s text:c="8"/>}</text:p>
      <text:p text:style-name="P11"></text:p>
      <text:p text:style-name="P11"><text:s text:c="8"/>for (int i = 0; i &lt; num; ++i)</text:p>
      <text:p text:style-name="P11"><text:s text:c="8"/>{</text:p>
      <text:p text:style-name="P11"><text:s text:c="12"/>char buff[REPLY_SIZE];</text:p>
      <text:p text:style-name="P11"><text:s text:c="12"/>int si_size = sizeof(si);</text:p>
      <text:p text:style-name="P11"><text:s text:c="12"/>ssize_t repl_size = recvfrom(sockfd, buff, sizeof(buff), 0, (struct sockaddr*)&amp;si, &amp;si_size);</text:p>
      <text:p text:style-name="P11"><text:soft-page-break/><text:s text:c="12"/>if (repl_size == -1) {</text:p>
      <text:p text:style-name="P11"><text:s text:c="16"/>perror("failed to recieve");</text:p>
      <text:p text:style-name="P11"><text:s text:c="12"/>}</text:p>
      <text:p text:style-name="P11"><text:s text:c="12"/>buff[repl_size] = '\0';</text:p>
      <text:p text:style-name="P11"><text:s text:c="12"/>puts(buff);</text:p>
      <text:p text:style-name="P11"><text:s text:c="8"/>}</text:p>
      <text:p text:style-name="P11"><text:s text:c="4"/>}</text:p>
      <text:p text:style-name="P11"></text:p>
      <text:p text:style-name="P11"><text:s text:c="4"/>return 0;</text:p>
      <text:p text:style-name="P11">}</text:p>
      <text:p text:style-name="P6"/>
      <text:p text:style-name="P7"><text:span text:style-name="T8"><text:tab/>5.3 </text:span><text:span text:style-name="T14">Текст програми cервера</text:span></text:p>
      <text:p text:style-name="P7"/>
      <text:p text:style-name="P11">#include &lt;sys/types.h&gt;</text:p>
      <text:p text:style-name="P11">#include &lt;sys/socket.h&gt;</text:p>
      <text:p text:style-name="P11">#include &lt;arpa/inet.h&gt;</text:p>
      <text:p text:style-name="P11">#include &lt;stdlib.h&gt;</text:p>
      <text:p text:style-name="P11">#include &lt;stdio.h&gt;</text:p>
      <text:p text:style-name="P11">#include &lt;unistd.h&gt;</text:p>
      <text:p text:style-name="P11">#include &lt;strings.h&gt;</text:p>
      <text:p text:style-name="P11"></text:p>
      <text:p text:style-name="P11">#define SERVER_PORT 4242</text:p>
      <text:p text:style-name="P11">#define REPLY_SIZE 10</text:p>
      <text:p text:style-name="P11">#define REPLY_MSG "privet"</text:p>
      <text:p text:style-name="P11"></text:p>
      <text:p text:style-name="P11">int main(int argc, char const *argv[])</text:p>
      <text:p text:style-name="P11">{</text:p>
      <text:p text:style-name="P11"><text:s text:c="4"/>int sockfd = socket(AF_INET, SOCK_DGRAM, 0);</text:p>
      <text:p text:style-name="P11"><text:s text:c="4"/>struct sockaddr_in si;</text:p>
      <text:p text:style-name="P11"><text:s text:c="4"/>si.sin_family = AF_INET;</text:p>
      <text:p text:style-name="P11"><text:s text:c="4"/>si.sin_port = htons(SERVER_PORT);</text:p>
      <text:p text:style-name="P11"><text:s text:c="4"/>si.sin_addr.s_addr = htonl(INADDR_LOOPBACK);</text:p>
      <text:p text:style-name="P11"><text:s text:c="4"/>int err = bind(sockfd, (struct sockaddr*)&amp;si, sizeof(si));</text:p>
      <text:p text:style-name="P11"></text:p>
      <text:p text:style-name="P11"><text:s text:c="4"/>if (err == -1) {</text:p>
      <text:p text:style-name="P11"><text:s text:c="8"/>perror("failed to bind");</text:p>
      <text:p text:style-name="P11"><text:s text:c="8"/>exit(1);</text:p>
      <text:p text:style-name="P11"><text:s text:c="4"/>}</text:p>
      <text:p text:style-name="P11"></text:p>
      <text:p text:style-name="P11"><text:s text:c="4"/>while (1) {</text:p>
      <text:p text:style-name="P11"><text:s text:c="8"/>bzero(&amp;si, sizeof(si));</text:p>
      <text:p text:style-name="P11"><text:s text:c="8"/>int num = 0;</text:p>
      <text:p text:style-name="P11"><text:s text:c="8"/>int si_size = sizeof(si);</text:p>
      <text:p text:style-name="P11"><text:s text:c="8"/>ssize_t res = recvfrom(sockfd, &amp;num, sizeof(num), 0, (struct sockaddr*)&amp;si, &amp;si_size);</text:p>
      <text:p text:style-name="P11"><text:s text:c="8"/>if (res == -1) {</text:p>
      <text:p text:style-name="P11"><text:s text:c="12"/>perror("failed to recieve");</text:p>
      <text:p text:style-name="P11"><text:s text:c="12"/>continue;</text:p>
      <text:p text:style-name="P11"><text:s text:c="8"/>}</text:p>
      <text:p text:style-name="P11"><text:s text:c="8"/>num = ntohl(num);</text:p>
      <text:p text:style-name="P11"><text:s text:c="8"/>printf("port %d\n", ntohs(si.sin_port));</text:p>
      <text:p text:style-name="P11"><text:s text:c="8"/>for (int i = 0; i &lt; num ; ++i)</text:p>
      <text:p text:style-name="P11"><text:s text:c="8"/>{</text:p>
      <text:p text:style-name="P11"><text:s text:c="12"/>ssize_t res = sendto(sockfd, REPLY_MSG, sizeof(REPLY_MSG), 0, (struct sockaddr*)&amp;si, si_size);</text:p>
      <text:p text:style-name="P11"><text:s text:c="12"/>if (res == -1) {</text:p>
      <text:p text:style-name="P11"><text:s text:c="16"/>perror("failed to send");</text:p>
      <text:p text:style-name="P11"><text:s text:c="16"/>exit(1);</text:p>
      <text:p text:style-name="P11"><text:s text:c="12"/>}</text:p>
      <text:p text:style-name="P11"><text:s text:c="8"/>}</text:p>
      <text:p text:style-name="P11"><text:s text:c="4"/>}</text:p>
      <text:p text:style-name="P11"><text:soft-page-break/></text:p>
      <text:p text:style-name="P11"><text:s text:c="4"/>return 0;</text:p>
      <text:p text:style-name="P11">}</text:p>
      <text:p text:style-name="P11"/>
      <text:p text:style-name="P8"><text:span text:style-name="T9"><text:tab/>5</text:span><text:span text:style-name="T8">.4 Результат роботи програми</text:span></text:p>
      <text:p text:style-name="P8"/>
      <text:p text:style-name="P9"><text:span text:style-name="T8">&gt; ./udp_server &amp;</text:span></text:p>
      <text:p text:style-name="P9"><text:span text:style-name="T8">[1] 5096</text:span></text:p>
      <text:p text:style-name="P9"><text:span text:style-name="T8">&gt;./udp_client </text:span></text:p>
      <text:p text:style-name="P9"><text:span text:style-name="T8">random number is 3</text:span></text:p>
      <text:p text:style-name="P9"><text:span text:style-name="T8">port 51109</text:span></text:p>
      <text:p text:style-name="P9"><text:span text:style-name="T8">privet</text:span></text:p>
      <text:p text:style-name="P9"><text:span text:style-name="T8">privet</text:span></text:p>
      <text:p text:style-name="P9"><text:span text:style-name="T8">privet</text:span></text:p>
      <text:p text:style-name="P9"><text:span text:style-name="T8">random number is 6</text:span></text:p>
      <text:p text:style-name="P9"><text:span text:style-name="T8">privet</text:span></text:p>
      <text:p text:style-name="P9"><text:span text:style-name="T8">privet</text:span></text:p>
      <text:p text:style-name="P9"><text:span text:style-name="T8">privet</text:span></text:p>
      <text:p text:style-name="P9"><text:span text:style-name="T8">privet</text:span></text:p>
      <text:p text:style-name="P9"><text:span text:style-name="T8">privet</text:span></text:p>
      <text:p text:style-name="P9"><text:span text:style-name="T8">privet</text:span></text:p>
      <text:p text:style-name="P9"/>
      <text:p text:style-name="P10"><text:span text:style-name="T6"><text:tab/>Висновки</text:span></text:p>
      <text:p text:style-name="P10"/>
      <text:p text:style-name="P10"><text:span text:style-name="T6"><text:tab/></text:span><text:span text:style-name="T8">В ходi лабораторної роботи був розроблений мережний кліент-серверний додаток який працюе з </text:span><text:span text:style-name="T9">датаграмними</text:span><text:span text:style-name="T8"> мережними сокетами. Клiент посилае серверу </text:span><text:span text:style-name="T9">випадкове число у інтервалі від 1 до 10</text:span><text:span text:style-name="T8">, </text:span><text:span text:style-name="T9">а сервер повертає кількість повідомлень яка дорівнює числу що прислав клієнт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отступа_20_с_20_нумерацией" style:display-name="Стиль отступа с нумерацией" style:family="paragraph" style:parent-style-name="Standard" style:list-style-name="WW8Num29">
      <style:text-properties fo:language="uk" fo:country="UA" style:font-size-complex="14pt"/>
    </style:style>
    <style:style style:name="Стиль_20_Стиль_20_отступа_20_с_20_нумерацией_20__2b__20_Слева_3a__20__20_063_20_см" style:display-name="Стиль Стиль отступа с нумерацией + Слева:  063 см" style:family="paragraph" style:parent-style-name="Стиль_20_отступа_20_с_20_нумерацией" style:list-style-name="">
      <style:paragraph-properties fo:margin-left="0cm" fo:margin-right="0cm" fo:text-indent="1.27cm" style:auto-text-indent="false"/>
      <style:text-properties style:font-size-complex="10pt"/>
    </style:style>
    <style:style style:name="WW8Num29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9:51:13.381478654</meta:creation-date>
    <dc:date>2016-02-11T09:57:40.736402643</dc:date>
    <meta:editing-duration>P0D</meta:editing-duration>
    <meta:editing-cycles>1</meta:editing-cycles>
    <meta:document-statistic meta:table-count="0" meta:image-count="0" meta:object-count="0" meta:page-count="3" meta:paragraph-count="122" meta:word-count="416" meta:character-count="3513" meta:non-whitespace-character-count="2607"/>
    <meta:generator>LibreOffice/4.2.8.2$Linux_X86_64 LibreOffice_project/420m0$Build-2</meta:generator>
  </office:meta>
</office:document-meta>
</file>